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e4" style:family="table-cell" style:parent-style-name="Hyperlink" style:data-style-name="N36">
      <style:table-cell-properties fo:border="thin solid #3F3F3F" style:vertical-align="middle" fo:wrap-option="wrap" fo:background-color="#F2F2F2" style:repeat-content="false"/>
      <style:paragraph-properties fo:text-align="center"/>
      <style:text-properties fo:color="#0563C1" style:text-underline-style="solid" style:text-underline-type="singl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ecluded_Grotto_(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4">
            <text:p><text:a xlink:href="mailto:EmptyCave%7C@WoodenChest.1.#Gold:12.!Ch01ChestRumblerBattle">EmptyCave|@WoodenChest.1.#Gold:12.!Ch01ChestRumblerBattle</text:a></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2.69791666666667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Ch02GuideToCitadel</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854166666667in" svg:y="3.29166666666667in" svg:width="1.28125in" svg:height="0.697916666666667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8" table:style-name="ce3"/>
          <table:table-cell office:value-type="string" table:style-name="ce3">
            <text:p>GrondiaPassage</text:p>
          </table:table-cell>
          <table:table-cell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7" table:style-name="ce3"/>
          <table:table-cell office:value-type="string" table:style-name="ce3">
            <text:p>GrondelithMineralPoolsEntrance</text:p>
          </table:table-cell>
          <table:table-cell table:number-columns-repeated="2"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13.1041666666667in" svg:y="5.97916666666667in" svg:width="1.28125in" svg:height="0.697916666666667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Alex Egbert</dc:creator>
    <dc:date>2025-07-31T20:37:26Z</dc:date>
    <meta:editing-cycles>1</meta:editing-cycles>
    <meta:editing-duration>PT1712S</meta:editing-duration>
  </office:meta>
</office:document-meta>
</file>